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24-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11 de Juni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Enfriadores de agua para uso exclusivo de éste Órgano Contralor,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FARAON ELECTRONIC,  C.A., RIF: J-31527155-9, por un monto de Bs. 31.197,00, ubicada en Av Juncal Edificio El Faraon PB Sector Los Bloques Martuin estado Monagas, MATURIN ESTADO MONAGAS
<text:line-break/>
<text:line-break/></text:p>
      <text:p text:style-name="P11"/>
      <text:p text:style-name="P5"><text:span text:style-name="T21">En Maturín, a los </text:span><text:span text:style-name="Fuente_20_de_20_párrafo_20_predeter."><text:span text:style-name="T17"><text:s/>doce (12)</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Juni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